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39d" officeooo:paragraph-rsid="0012339d"/>
    </style:style>
    <style:style style:name="P2" style:family="paragraph" style:parent-style-name="Standard">
      <style:text-properties fo:font-size="8pt" officeooo:rsid="0012339d" officeooo:paragraph-rsid="0012339d" style:font-size-asian="8pt" style:font-size-complex="8pt"/>
    </style:style>
    <style:style style:name="P3" style:family="paragraph" style:parent-style-name="Standard">
      <style:paragraph-properties fo:break-before="page"/>
      <style:text-properties fo:font-size="8pt" style:text-underline-style="solid" style:text-underline-width="auto" style:text-underline-color="font-color" fo:font-weight="bold" officeooo:rsid="0012339d" officeooo:paragraph-rsid="0012339d" style:font-size-asian="8pt" style:font-weight-asian="bold" style:font-size-complex="8pt" style:font-weight-complex="bold"/>
    </style:style>
    <style:style style:name="P4" style:family="paragraph" style:parent-style-name="Standard">
      <style:paragraph-properties fo:break-before="page"/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5" style:family="paragraph" style:parent-style-name="Standard" style:list-style-name="L1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6" style:family="paragraph" style:parent-style-name="Standard" style:list-style-name="L5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7" style:family="paragraph" style:parent-style-name="Standard" style:list-style-name="L7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officeooo:rsid="0012339d" officeooo:paragraph-rsid="0012339d" style:font-size-asian="8pt" style:font-weight-asian="bold" style:font-size-complex="8pt" style:font-weight-complex="bold"/>
    </style:style>
    <style:style style:name="P9" style:family="paragraph" style:parent-style-name="Standard" style:list-style-name="L2">
      <style:text-properties fo:font-size="8pt" officeooo:rsid="0012339d" officeooo:paragraph-rsid="0012339d" style:font-size-asian="8pt" style:font-size-complex="8pt"/>
    </style:style>
    <style:style style:name="P10" style:family="paragraph" style:parent-style-name="Standard" style:list-style-name="L3">
      <style:text-properties fo:font-size="8pt" officeooo:rsid="0012339d" officeooo:paragraph-rsid="0012339d" style:font-size-asian="8pt" style:font-size-complex="8pt"/>
    </style:style>
    <style:style style:name="P11" style:family="paragraph" style:parent-style-name="Standard" style:list-style-name="L3">
      <style:text-properties fo:font-size="8pt" officeooo:rsid="0012339d" officeooo:paragraph-rsid="001607d3" style:font-size-asian="8pt" style:font-size-complex="8pt"/>
    </style:style>
    <style:style style:name="P12" style:family="paragraph" style:parent-style-name="Standard" style:list-style-name="L4">
      <style:text-properties fo:font-size="8pt" officeooo:rsid="0012339d" officeooo:paragraph-rsid="0012339d" style:font-size-asian="8pt" style:font-size-complex="8pt"/>
    </style:style>
    <style:style style:name="P13" style:family="paragraph" style:parent-style-name="Standard" style:list-style-name="L4">
      <style:text-properties fo:font-size="8pt" officeooo:rsid="0012339d" officeooo:paragraph-rsid="001607d3" style:font-size-asian="8pt" style:font-size-complex="8pt"/>
    </style:style>
    <style:style style:name="P14" style:family="paragraph" style:parent-style-name="Standard" style:list-style-name="L5">
      <style:text-properties fo:font-size="8pt" officeooo:rsid="0012339d" officeooo:paragraph-rsid="0012339d" style:font-size-asian="8pt" style:font-size-complex="8pt"/>
    </style:style>
    <style:style style:name="P15" style:family="paragraph" style:parent-style-name="Standard" style:list-style-name="L5">
      <style:text-properties fo:font-size="8pt" officeooo:rsid="0012339d" officeooo:paragraph-rsid="00196fd7" style:font-size-asian="8pt" style:font-size-complex="8pt"/>
    </style:style>
    <style:style style:name="P16" style:family="paragraph" style:parent-style-name="Standard" style:list-style-name="L6">
      <style:text-properties fo:font-size="8pt" officeooo:rsid="0012339d" officeooo:paragraph-rsid="0012339d" style:font-size-asian="8pt" style:font-size-complex="8pt"/>
    </style:style>
    <style:style style:name="P17" style:family="paragraph" style:parent-style-name="Standard" style:list-style-name="L6">
      <style:text-properties fo:font-size="8pt" officeooo:rsid="0012339d" officeooo:paragraph-rsid="00196fd7" style:font-size-asian="8pt" style:font-size-complex="8pt"/>
    </style:style>
    <style:style style:name="P18" style:family="paragraph" style:parent-style-name="Standard" style:list-style-name="L8">
      <style:text-properties fo:font-size="8pt" officeooo:rsid="0012339d" officeooo:paragraph-rsid="0012339d" style:font-size-asian="8pt" style:font-size-complex="8pt"/>
    </style:style>
    <style:style style:name="P19" style:family="paragraph" style:parent-style-name="Standard" style:list-style-name="L8">
      <style:text-properties fo:font-size="8pt" officeooo:rsid="0012339d" officeooo:paragraph-rsid="00179826" style:font-size-asian="8pt" style:font-size-complex="8pt"/>
    </style:style>
    <style:style style:name="P20" style:family="paragraph" style:parent-style-name="Standard" style:list-style-name="L9">
      <style:text-properties fo:font-size="8pt" officeooo:rsid="0012339d" officeooo:paragraph-rsid="0012339d" style:font-size-asian="8pt" style:font-size-complex="8pt"/>
    </style:style>
    <style:style style:name="P21" style:family="paragraph" style:parent-style-name="Standard" style:list-style-name="L9">
      <style:text-properties fo:font-size="8pt" officeooo:rsid="0012339d" officeooo:paragraph-rsid="00179826" style:font-size-asian="8pt" style:font-size-complex="8pt"/>
    </style:style>
    <style:style style:name="P22" style:family="paragraph" style:parent-style-name="Standard">
      <style:text-properties fo:font-size="8pt" officeooo:rsid="0012339d" officeooo:paragraph-rsid="0012339d" style:font-size-asian="8pt" style:font-size-complex="8pt"/>
    </style:style>
    <style:style style:name="P23" style:family="paragraph" style:parent-style-name="Standard">
      <style:text-properties fo:font-size="8pt" officeooo:rsid="0012339d" officeooo:paragraph-rsid="001607d3" style:font-size-asian="8pt" style:font-size-complex="8pt"/>
    </style:style>
    <style:style style:name="P24" style:family="paragraph" style:parent-style-name="Standard" style:list-style-name="_36_2650218957990777391">
      <style:text-properties fo:font-size="8pt" officeooo:rsid="0012339d" officeooo:paragraph-rsid="001607d3" style:font-size-asian="8pt" style:font-size-complex="8pt"/>
    </style:style>
    <style:style style:name="P25" style:family="paragraph" style:parent-style-name="Standard" style:list-style-name="_36_2650218957990777391">
      <style:text-properties fo:font-size="8pt" officeooo:rsid="0012339d" officeooo:paragraph-rsid="00179826" style:font-size-asian="8pt" style:font-size-complex="8pt"/>
    </style:style>
    <style:style style:name="P26" style:family="paragraph" style:parent-style-name="Standard" style:list-style-name="_32_0555248064015269771">
      <style:text-properties fo:font-size="8pt" officeooo:rsid="0012339d" officeooo:paragraph-rsid="001607d3" style:font-size-asian="8pt" style:font-size-complex="8pt"/>
    </style:style>
    <style:style style:name="P27" style:family="paragraph" style:parent-style-name="Standard" style:list-style-name="_32_0555248064015269771">
      <style:text-properties fo:font-size="8pt" officeooo:rsid="0012339d" officeooo:paragraph-rsid="00179826" style:font-size-asian="8pt" style:font-size-complex="8pt"/>
    </style:style>
    <style:style style:name="P28" style:family="paragraph" style:parent-style-name="Standard" style:list-style-name="_34_1517847785406544641">
      <style:text-properties fo:font-size="8pt" officeooo:rsid="0012339d" officeooo:paragraph-rsid="00179826" style:font-size-asian="8pt" style:font-size-complex="8pt"/>
    </style:style>
    <style:style style:name="P29" style:family="paragraph" style:parent-style-name="Standard" style:list-style-name="_36_9308774825346025251">
      <style:text-properties fo:font-size="8pt" officeooo:rsid="0012339d" officeooo:paragraph-rsid="00179826" style:font-size-asian="8pt" style:font-size-complex="8pt"/>
    </style:style>
    <style:style style:name="P30" style:family="paragraph" style:parent-style-name="Standard">
      <style:text-properties fo:font-size="8pt" officeooo:rsid="0012339d" officeooo:paragraph-rsid="00179826" style:font-size-asian="8pt" style:font-size-complex="8pt"/>
    </style:style>
    <style:style style:name="P31" style:family="paragraph" style:parent-style-name="Standard">
      <style:text-properties fo:font-size="8pt" officeooo:rsid="0012339d" officeooo:paragraph-rsid="00196fd7" style:font-size-asian="8pt" style:font-size-complex="8pt"/>
    </style:style>
    <style:style style:name="P32" style:family="paragraph" style:parent-style-name="Standard" style:list-style-name="L10">
      <style:text-properties fo:font-size="8pt" officeooo:rsid="001c19ef" officeooo:paragraph-rsid="001607d3" style:font-size-asian="8pt" style:font-size-complex="8pt"/>
    </style:style>
    <style:style style:name="P33" style:family="paragraph" style:parent-style-name="Standard">
      <style:text-properties fo:font-size="8pt" officeooo:rsid="001c19ef" officeooo:paragraph-rsid="001607d3" style:font-size-asian="8pt" style:font-size-complex="8pt"/>
    </style:style>
    <style:style style:name="P34" style:family="paragraph" style:parent-style-name="Standard" style:list-style-name="L11">
      <style:text-properties fo:font-size="8pt" officeooo:rsid="001c19ef" officeooo:paragraph-rsid="00179826" style:font-size-asian="8pt" style:font-size-complex="8pt"/>
    </style:style>
    <style:style style:name="P35" style:family="paragraph" style:parent-style-name="Standard">
      <style:text-properties fo:font-size="8pt" officeooo:rsid="001c19ef" officeooo:paragraph-rsid="00179826" style:font-size-asian="8pt" style:font-size-complex="8pt"/>
    </style:style>
    <style:style style:name="P36" style:family="paragraph" style:parent-style-name="Standard" style:list-style-name="L12">
      <style:text-properties fo:font-size="8pt" officeooo:rsid="001dc5c8" officeooo:paragraph-rsid="00179826" style:font-size-asian="8pt" style:font-size-complex="8pt"/>
    </style:style>
    <style:style style:name="P37" style:family="paragraph" style:parent-style-name="Standard">
      <style:text-properties fo:font-size="8pt" officeooo:rsid="001dc5c8" officeooo:paragraph-rsid="00179826" style:font-size-asian="8pt" style:font-size-complex="8pt"/>
    </style:style>
    <style:style style:name="P38" style:family="paragraph" style:parent-style-name="Standard" style:list-style-name="L13">
      <style:text-properties fo:font-size="8pt" officeooo:rsid="001dc5c8" officeooo:paragraph-rsid="00196fd7" style:font-size-asian="8pt" style:font-size-complex="8pt"/>
    </style:style>
    <style:style style:name="P39" style:family="paragraph" style:parent-style-name="Standard">
      <style:text-properties fo:font-size="8pt" officeooo:rsid="001dc5c8" officeooo:paragraph-rsid="00196fd7" style:font-size-asian="8pt" style:font-size-complex="8pt"/>
    </style:style>
    <style:style style:name="P40" style:family="paragraph" style:parent-style-name="Standard">
      <style:text-properties fo:font-size="8pt" fo:font-weight="normal" officeooo:rsid="0012339d" officeooo:paragraph-rsid="0012339d" style:font-size-asian="8pt" style:font-weight-asian="normal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840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dc5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low are several instruction suggestions from previous experiments, on which we ran several algorithms to remove redundant suggestions. These algorithms returned the list of user inputs with <text:span text:style-name="T1">the redundant entries removed</text:span><text:span text:style-name="T3">. </text:span><text:span text:style-name="T1">Please rate how well the redundant entries were removed on a scale f</text:span><text:span text:style-name="T2">ro</text:span><text:span text:style-name="T1">m 1 to 5.</text:span></text:p>
      <text:p text:style-name="P1"/>
      <text:p text:style-name="P1"/>
      <text:p text:style-name="P1"/>
      <text:p text:style-name="P3">Original sentences:</text:p>
      <text:list xml:id="list2467399000863190180" text:style-name="L1">
        <text:list-item>
          <text:p text:style-name="P5">write the document (the actual content varies based on the nature of the paper) </text:p>
        </text:list-item>
        <text:list-item>
          <text:p text:style-name="P5">write the document and save </text:p>
        </text:list-item>
        <text:list-item>
          <text:p text:style-name="P5">write down teh appropriate content taht you want to input, including beginning and conclusion</text:p>
        </text:list-item>
      </text:list>
      <text:p text:style-name="P8"/>
      <text:p text:style-name="P40"/>
      <text:p text:style-name="P2">Algorithm 1, hac, bow, Rating: _______ </text:p>
      <text:list xml:id="list7981980651875116653" text:style-name="L2">
        <text:list-item>
          <text:p text:style-name="P9">write the document (the actual content varies based on the nature of the paper) </text:p>
        </text:list-item>
        <text:list-item>
          <text:p text:style-name="P9">write down teh appropriate content taht you want to input, including beginning and conclusion </text:p>
        </text:list-item>
      </text:list>
      <text:p text:style-name="P2"/>
      <text:p text:style-name="P2">Algorithm 2, hac, bow-ngram, Rating: _______ </text:p>
      <text:list xml:id="list174557293232753" text:continue-numbering="true" text:style-name="L2">
        <text:list-item>
          <text:p text:style-name="P9">write the document (the actual content varies based on the nature of the paper) </text:p>
        </text:list-item>
        <text:list-item>
          <text:p text:style-name="P9">write down teh appropriate content taht you want to input, including beginning and conclusion </text:p>
        </text:list-item>
      </text:list>
      <text:p text:style-name="P2"/>
      <text:p text:style-name="P2">Algorithm 3, hac, ks, Rating: _______ </text:p>
      <text:list xml:id="list174557371913968" text:continue-numbering="true" text:style-name="L2">
        <text:list-item>
          <text:p text:style-name="P9">write the document (the actual content varies based on the nature of the paper) </text:p>
        </text:list-item>
        <text:list-item>
          <text:p text:style-name="P9">write down teh appropriate content taht you want to input, including beginning and conclusion </text:p>
        </text:list-item>
      </text:list>
      <text:p text:style-name="P2"/>
      <text:p text:style-name="P2">Algorithm 4, hac, wn, Rating: _______ </text:p>
      <text:list xml:id="list8820781615972131612" text:style-name="L3">
        <text:list-item>
          <text:p text:style-name="P10">write down teh appropriate content taht you want to input, including beginning and conclusion </text:p>
        </text:list-item>
        <text:list-item>
          <text:p text:style-name="P10">write the document and save </text:p>
        </text:list-item>
      </text:list>
      <text:p text:style-name="P2"/>
      <text:p text:style-name="P2">Algorithm 5, hac, cn, Rating: _______ </text:p>
      <text:list xml:id="list174556853476085" text:continue-numbering="true" text:style-name="L3">
        <text:list-item>
          <text:p text:style-name="P10">write down teh appropriate content taht you want to input, including beginning and conclusion </text:p>
        </text:list-item>
        <text:list-item>
          <text:p text:style-name="P10">write the document (the actual content varies based on the nature of the paper) </text:p>
        </text:list-item>
      </text:list>
      <text:p text:style-name="P2"/>
      <text:p text:style-name="P2">Algorithm 6, dbscan, bow, Rating: _______ </text:p>
      <text:list xml:id="list174556439685654" text:continue-numbering="true" text:style-name="L3">
        <text:list-item>
          <text:p text:style-name="P10">write the document (the actual content varies based on the nature of the paper) </text:p>
        </text:list-item>
        <text:list-item>
          <text:p text:style-name="P10">write down teh appropriate content taht you want to input, including beginning and conclusion </text:p>
        </text:list-item>
        <text:list-item>
          <text:p text:style-name="P10">write the document and save </text:p>
        </text:list-item>
      </text:list>
      <text:p text:style-name="P2"/>
      <text:p text:style-name="P2">Algorithm 7, dbscan, bow-ngram, Rating: _______ </text:p>
      <text:list xml:id="list174556581855011" text:continue-numbering="true" text:style-name="L3">
        <text:list-item>
          <text:p text:style-name="P10">write the document (the actual content varies based on the nature of the paper) </text:p>
        </text:list-item>
        <text:list-item>
          <text:p text:style-name="P10">write down teh appropriate content taht you want to input, including beginning and conclusion </text:p>
        </text:list-item>
        <text:list-item>
          <text:p text:style-name="P10">write the document and save </text:p>
        </text:list-item>
      </text:list>
      <text:p text:style-name="P2"/>
      <text:p text:style-name="P2">Algorithm 8, dbscan, ks, Rating: _______ </text:p>
      <text:list xml:id="list174556111831364" text:continue-numbering="true" text:style-name="L3">
        <text:list-item>
          <text:p text:style-name="P10">write down teh appropriate content taht you want to input, including beginning and conclusion </text:p>
        </text:list-item>
        <text:list-item>
          <text:p text:style-name="P10">write the document and save </text:p>
        </text:list-item>
        <text:list-item>
          <text:p text:style-name="P10">write the document (the actual content varies based on the nature of the paper) </text:p>
        </text:list-item>
      </text:list>
      <text:p text:style-name="P2"/>
      <text:p text:style-name="P2">Algorithm 9, dbscan, wn, Rating: _______ </text:p>
      <text:list xml:id="list174557951502308" text:continue-numbering="true" text:style-name="L3">
        <text:list-item>
          <text:p text:style-name="P10">write down teh appropriate content taht you want to input, including beginning and conclusion </text:p>
        </text:list-item>
        <text:list-item>
          <text:p text:style-name="P10"/>
        </text:list-item>
      </text:list>
      <text:p text:style-name="P2">Algorithm 10, dbscan, cn, Rating: _______ </text:p>
      <text:list xml:id="list174556771801939" text:continue-numbering="true" text:style-name="L3">
        <text:list-item>
          <text:p text:style-name="P10">write down teh appropriate content taht you want to input, including beginning and conclusion </text:p>
        </text:list-item>
      </text:list>
      <text:p text:style-name="P2"/>
      <text:p text:style-name="P2">Algorithm 11, affprop, bow, Rating: _______ </text:p>
      <text:list xml:id="list174557228827566" text:continue-numbering="true" text:style-name="L3">
        <text:list-item>
          <text:p text:style-name="P10">write the document (the actual content varies based on the nature of the paper) </text:p>
        </text:list-item>
        <text:list-item>
          <text:p text:style-name="P10">write down teh appropriate content taht you want to input, including beginning and conclusion </text:p>
        </text:list-item>
      </text:list>
      <text:p text:style-name="P2"/>
      <text:p text:style-name="P2">Algorithm 12, affprop, bow-ngram, Rating: _______ </text:p>
      <text:list xml:id="list6544349843949903273" text:style-name="L4">
        <text:list-item>
          <text:p text:style-name="P12">write the document (the actual content varies based on the nature of the paper) </text:p>
        </text:list-item>
        <text:list-item>
          <text:p text:style-name="P12">write down teh appropriate content taht you want to input, including beginning and conclusion </text:p>
        </text:list-item>
      </text:list>
      <text:p text:style-name="P2"/>
      <text:p text:style-name="P2">Algorithm 13, affprop, ks, Rating: _______ </text:p>
      <text:list xml:id="list174556479804147" text:continue-numbering="true" text:style-name="L4">
        <text:list-item>
          <text:p text:style-name="P12">write down teh appropriate content taht you want to input, including beginning and conclusion </text:p>
        </text:list-item>
      </text:list>
      <text:p text:style-name="P2"/>
      <text:p text:style-name="P2">Algorithm 14, affprop, wn, Rating: _______ </text:p>
      <text:list xml:id="list174556362154691" text:continue-numbering="true" text:style-name="L4">
        <text:list-item>
          <text:p text:style-name="P12">write the document (the actual content varies based on the nature of the paper) </text:p>
        </text:list-item>
        <text:list-item>
          <text:p text:style-name="P12">write down teh appropriate content taht you want to input, including beginning and conclusion </text:p>
        </text:list-item>
      </text:list>
      <text:p text:style-name="P2"/>
      <text:p text:style-name="P2">Algorithm 15, affprop, cn, Rating: _______ </text:p>
      <text:list xml:id="list174556299472514" text:continue-numbering="true" text:style-name="L4">
        <text:list-item>
          <text:p text:style-name="P12">write the document (the actual content varies based on the nature of the paper) </text:p>
        </text:list-item>
        <text:list-item>
          <text:p text:style-name="P12">write down teh appropriate content taht you want to input, including beginning and conclusion </text:p>
        </text:list-item>
      </text:list>
      <text:p text:style-name="P2"/>
      <text:p text:style-name="P4">Original sentences:</text:p>
      <text:list xml:id="list4070784336806798229" text:style-name="L5">
        <text:list-item>
          <text:p text:style-name="P6">make sure to save your work by clicking the save button </text:p>
        </text:list-item>
        <text:list-item>
          <text:p text:style-name="P6">error check </text:p>
        </text:list-item>
        <text:list-item>
          <text:p text:style-name="P6">click on the file and save when you're done typing </text:p>
        </text:list-item>
        <text:list-item>
          <text:p text:style-name="P6">save the file by pressing ctrl+s (or command+s if you're on a mac) </text:p>
        </text:list-item>
        <text:list-item>
          <text:p text:style-name="P6">save your work</text:p>
        </text:list-item>
      </text:list>
      <text:p text:style-name="P2"/>
      <text:p text:style-name="P2">Algorithm 1, hac, bow, Rating: _______ </text:p>
      <text:list xml:id="list174556117197936" text:continue-numbering="true" text:style-name="L5">
        <text:list-item>
          <text:p text:style-name="P14">make sure to save your work by clicking the save button </text:p>
        </text:list-item>
        <text:list-item>
          <text:p text:style-name="P14">click on the file and save when you're done typing </text:p>
        </text:list-item>
        <text:list-item>
          <text:p text:style-name="P14">save the file by pressing ctrl+s (or command+s if you're on a mac) </text:p>
        </text:list-item>
        <text:list-item>
          <text:p text:style-name="P14">error check </text:p>
        </text:list-item>
      </text:list>
      <text:p text:style-name="P2"/>
      <text:p text:style-name="P2">Algorithm 2, hac, bow-ngram, Rating: _______ </text:p>
      <text:list xml:id="list174557147334571" text:continue-numbering="true" text:style-name="L5">
        <text:list-item>
          <text:p text:style-name="P14">make sure to save your work by clicking the save button </text:p>
        </text:list-item>
        <text:list-item>
          <text:p text:style-name="P14">click on the file and save when you're done typing </text:p>
        </text:list-item>
        <text:list-item>
          <text:p text:style-name="P14">save the file by pressing ctrl+s (or command+s if you're on a mac) </text:p>
        </text:list-item>
        <text:list-item>
          <text:p text:style-name="P14">error check </text:p>
        </text:list-item>
      </text:list>
      <text:p text:style-name="P2"/>
      <text:p text:style-name="P2">Algorithm 3, hac, ks, Rating: _______ </text:p>
      <text:list xml:id="list174556018994549" text:continue-numbering="true" text:style-name="L5">
        <text:list-item>
          <text:p text:style-name="P14">make sure to save your work by clicking the save button </text:p>
        </text:list-item>
        <text:list-item>
          <text:p text:style-name="P14">click on the file and save when you're done typing </text:p>
        </text:list-item>
        <text:list-item>
          <text:p text:style-name="P14">error check </text:p>
        </text:list-item>
        <text:list-item>
          <text:p text:style-name="P14">save the file by pressing ctrl+s (or command+s if you're on a mac) </text:p>
        </text:list-item>
      </text:list>
      <text:p text:style-name="P2"/>
      <text:p text:style-name="P2">Algorithm 4, hac, wn, Rating: _______ </text:p>
      <text:list xml:id="list174556625128643" text:continue-numbering="true" text:style-name="L5">
        <text:list-item>
          <text:p text:style-name="P14">click on the file and save when you're done typing </text:p>
        </text:list-item>
        <text:list-item>
          <text:p text:style-name="P14">save the file by pressing ctrl+s (or command+s if you're on a mac) </text:p>
        </text:list-item>
        <text:list-item>
          <text:p text:style-name="P14">make sure to save your work by clicking the save button </text:p>
        </text:list-item>
        <text:list-item>
          <text:p text:style-name="P14">error check </text:p>
        </text:list-item>
      </text:list>
      <text:p text:style-name="P2"/>
      <text:p text:style-name="P2">Algorithm 5, hac, cn, Rating: _______ </text:p>
      <text:list xml:id="list174556394101588" text:continue-numbering="true" text:style-name="L5">
        <text:list-item>
          <text:p text:style-name="P14">click on the file and save when you're done typing </text:p>
        </text:list-item>
        <text:list-item>
          <text:p text:style-name="P14">save the file by pressing ctrl+s (or command+s if you're on a mac) </text:p>
        </text:list-item>
        <text:list-item>
          <text:p text:style-name="P14">make sure to save your work by clicking the save button </text:p>
        </text:list-item>
        <text:list-item>
          <text:p text:style-name="P14">save your work </text:p>
        </text:list-item>
        <text:list-item>
          <text:p text:style-name="P14"/>
        </text:list-item>
      </text:list>
      <text:p text:style-name="P2">Algorithm 6, dbscan, bow, Rating: _______ </text:p>
      <text:list xml:id="list174557994360086" text:continue-numbering="true" text:style-name="L5">
        <text:list-item>
          <text:p text:style-name="P14">save the file by pressing ctrl+s (or command+s if you're on a mac) </text:p>
        </text:list-item>
        <text:list-item>
          <text:p text:style-name="P14">make sure to save your work by clicking the save button </text:p>
        </text:list-item>
        <text:list-item>
          <text:p text:style-name="P14">save your work </text:p>
        </text:list-item>
        <text:list-item>
          <text:p text:style-name="P14">click on the file and save when you're done typing </text:p>
        </text:list-item>
        <text:list-item>
          <text:p text:style-name="P14">error check </text:p>
        </text:list-item>
      </text:list>
      <text:p text:style-name="P2"/>
      <text:p text:style-name="P2">Algorithm 7, dbscan, bow-ngram, Rating: _______ </text:p>
      <text:list xml:id="list174557236156111" text:continue-numbering="true" text:style-name="L5">
        <text:list-item>
          <text:p text:style-name="P14">make sure to save your work by clicking the save button </text:p>
        </text:list-item>
        <text:list-item>
          <text:p text:style-name="P14">error check </text:p>
        </text:list-item>
        <text:list-item>
          <text:p text:style-name="P14">click on the file and save when you're done typing </text:p>
        </text:list-item>
        <text:list-item>
          <text:p text:style-name="P14">save the file by pressing ctrl+s (or command+s if you're on a mac) </text:p>
        </text:list-item>
        <text:list-item>
          <text:p text:style-name="P14">save your work </text:p>
        </text:list-item>
      </text:list>
      <text:p text:style-name="P2"/>
      <text:p text:style-name="P2">Algorithm 8, dbscan, ks, Rating: _______ </text:p>
      <text:list xml:id="list174557214624255" text:continue-numbering="true" text:style-name="L5">
        <text:list-item>
          <text:p text:style-name="P14">save your work </text:p>
        </text:list-item>
        <text:list-item>
          <text:p text:style-name="P14">make sure to save your work by clicking the save button </text:p>
        </text:list-item>
        <text:list-item>
          <text:p text:style-name="P14">error check </text:p>
        </text:list-item>
        <text:list-item>
          <text:p text:style-name="P14">save the file by pressing ctrl+s (or command+s if you're on a mac) </text:p>
        </text:list-item>
        <text:list-item>
          <text:p text:style-name="P14">click on the file and save when you're done typing </text:p>
        </text:list-item>
      </text:list>
      <text:p text:style-name="P2"/>
      <text:p text:style-name="P2">Algorithm 9, dbscan, wn, Rating: _______ </text:p>
      <text:list xml:id="list174558059890665" text:continue-numbering="true" text:style-name="L5">
        <text:list-item>
          <text:p text:style-name="P14">save the file by pressing ctrl+s (or command+s if you're on a mac) </text:p>
        </text:list-item>
      </text:list>
      <text:p text:style-name="P2"/>
      <text:p text:style-name="P2">Algorithm 10, dbscan, cn, Rating: _______ </text:p>
      <text:list xml:id="list174556455849586" text:continue-numbering="true" text:style-name="L5">
        <text:list-item>
          <text:p text:style-name="P14">save the file by pressing ctrl+s (or command+s if you're on a mac) </text:p>
        </text:list-item>
      </text:list>
      <text:p text:style-name="P2"/>
      <text:p text:style-name="P2">Algorithm 11, affprop, bow, Rating: _______ </text:p>
      <text:list xml:id="list174556410046298" text:continue-numbering="true" text:style-name="L5">
        <text:list-item>
          <text:p text:style-name="P14">make sure to save your work by clicking the save button </text:p>
        </text:list-item>
        <text:list-item>
          <text:p text:style-name="P14">error check </text:p>
        </text:list-item>
        <text:list-item>
          <text:p text:style-name="P14">save the file by pressing ctrl+s (or command+s if you're on a mac) </text:p>
        </text:list-item>
      </text:list>
      <text:p text:style-name="P2"/>
      <text:p text:style-name="P2">Algorithm 12, affprop, bow-ngram, Rating: _______ </text:p>
      <text:list xml:id="list174557823761035" text:continue-numbering="true" text:style-name="L5">
        <text:list-item>
          <text:p text:style-name="P14">make sure to save your work by clicking the save button </text:p>
        </text:list-item>
        <text:list-item>
          <text:p text:style-name="P14">error check </text:p>
        </text:list-item>
        <text:list-item>
          <text:p text:style-name="P14">save the file by pressing ctrl+s (or command+s if you're on a mac) </text:p>
        </text:list-item>
      </text:list>
      <text:p text:style-name="P2"><text:s/></text:p>
      <text:p text:style-name="P2">Algorithm 13, affprop, ks, Rating: _______ </text:p>
      <text:list xml:id="list6741519940392357159" text:style-name="L6">
        <text:list-item>
          <text:p text:style-name="P16">save the file by pressing ctrl+s (or command+s if you're on a mac) </text:p>
        </text:list-item>
        <text:list-item>
          <text:p text:style-name="P16">save your work </text:p>
        </text:list-item>
      </text:list>
      <text:p text:style-name="P2"/>
      <text:p text:style-name="P2">Algorithm 14, affprop, wn, Rating: _______ </text:p>
      <text:list xml:id="list174556750295216" text:continue-numbering="true" text:style-name="L6">
        <text:list-item>
          <text:p text:style-name="P16">save the file by pressing ctrl+s (or command+s if you're on a mac) </text:p>
        </text:list-item>
        <text:list-item>
          <text:p text:style-name="P16">make sure to save your work by clicking the save button </text:p>
        </text:list-item>
      </text:list>
      <text:p text:style-name="P2"/>
      <text:p text:style-name="P2">Algorithm 15, affprop, cn, Rating: _______ </text:p>
      <text:list xml:id="list174556765449374" text:continue-numbering="true" text:style-name="L6">
        <text:list-item>
          <text:p text:style-name="P16">save the file by pressing ctrl+s (or command+s if you're on a mac) </text:p>
        </text:list-item>
        <text:list-item>
          <text:p text:style-name="P16">error check </text:p>
        </text:list-item>
      </text:list>
      <text:p text:style-name="P2"/>
      <text:p text:style-name="P2"/>
      <text:p text:style-name="P2"/>
      <text:p text:style-name="P3">Original Sentences:</text:p>
      <text:list xml:id="list7294537738588811834" text:style-name="L7">
        <text:list-item>
          <text:p text:style-name="P7">create a hashing function to store data </text:p>
        </text:list-item>
        <text:list-item>
          <text:p text:style-name="P7">write a constructor </text:p>
        </text:list-item>
        <text:list-item>
          <text:p text:style-name="P7">create a hashtag function to store data </text:p>
        </text:list-item>
        <text:list-item>
          <text:p text:style-name="P7">add hashvalue method </text:p>
        </text:list-item>
        <text:list-item>
          <text:p text:style-name="P7">make a constructor </text:p>
        </text:list-item>
        <text:list-item>
          <text:p text:style-name="P7">create another array for keys</text:p>
        </text:list-item>
      </text:list>
      <text:p text:style-name="P2"/>
      <text:p text:style-name="P2">Algorithm 1, hac, bow, Rating: _______ </text:p>
      <text:list xml:id="list1355309897928615953" text:style-name="L8">
        <text:list-item>
          <text:p text:style-name="P18">create a hashing function to store data</text:p>
        </text:list-item>
        <text:list-item>
          <text:p text:style-name="P18">create another array for keys </text:p>
        </text:list-item>
        <text:list-item>
          <text:p text:style-name="P18">make a constructor </text:p>
        </text:list-item>
        <text:list-item>
          <text:p text:style-name="P18">add hashvalue method </text:p>
        </text:list-item>
        <text:list-item>
          <text:p text:style-name="P18">write a constructor </text:p>
        </text:list-item>
      </text:list>
      <text:p text:style-name="P2"/>
      <text:p text:style-name="P2">Algorithm 2, hac, bow-ngram, Rating: _______ </text:p>
      <text:list xml:id="list174558083865365" text:continue-numbering="true" text:style-name="L8">
        <text:list-item>
          <text:p text:style-name="P18">create a hashing function to store data </text:p>
        </text:list-item>
      </text:list>
      <text:p text:style-name="P2"/>
      <text:p text:style-name="P2">Algorithm 3, hac, ks, Rating: _______ </text:p>
      <text:list xml:id="list174557106217011" text:continue-numbering="true" text:style-name="L8">
        <text:list-item>
          <text:p text:style-name="P18">create a hashing function to store data </text:p>
        </text:list-item>
        <text:list-item>
          <text:p text:style-name="P18">write a constructor </text:p>
        </text:list-item>
        <text:list-item>
          <text:p text:style-name="P18">create another array for keys </text:p>
        </text:list-item>
        <text:list-item>
          <text:p text:style-name="P18">add hashvalue method </text:p>
        </text:list-item>
      </text:list>
      <text:p text:style-name="P2"/>
      <text:p text:style-name="P2">Algorithm 4, hac, wn, Rating: _______ </text:p>
      <text:list xml:id="list174557044881960" text:continue-numbering="true" text:style-name="L8">
        <text:list-item>
          <text:p text:style-name="P18">create a hashing function to store data </text:p>
        </text:list-item>
      </text:list>
      <text:p text:style-name="P2"/>
      <text:p text:style-name="P2">Algorithm 5, hac, cn, Rating: _______ </text:p>
      <text:list xml:id="list174557483422652" text:continue-numbering="true" text:style-name="L8">
        <text:list-item>
          <text:p text:style-name="P18">create a hashing function to store data </text:p>
        </text:list-item>
      </text:list>
      <text:p text:style-name="P2"/>
      <text:p text:style-name="P2">Algorithm 6, dbscan, bow, Rating: _______ </text:p>
      <text:list xml:id="list174556232304251" text:continue-numbering="true" text:style-name="L8">
        <text:list-item>
          <text:p text:style-name="P18">create another array for keys </text:p>
        </text:list-item>
        <text:list-item>
          <text:p text:style-name="P18">write a constructor </text:p>
        </text:list-item>
        <text:list-item>
          <text:p text:style-name="P18">create a hashtag function to store data </text:p>
        </text:list-item>
        <text:list-item>
          <text:p text:style-name="P18">add hashvalue method </text:p>
        </text:list-item>
        <text:list-item>
          <text:p text:style-name="P18">create a hashing function to store data </text:p>
        </text:list-item>
        <text:list-item>
          <text:p text:style-name="P18">make a constructor </text:p>
        </text:list-item>
      </text:list>
      <text:p text:style-name="P2"/>
      <text:p text:style-name="P2">Algorithm 7, dbscan, bow-ngram, Rating: _______ </text:p>
      <text:list xml:id="list174556241331918" text:continue-numbering="true" text:style-name="L8">
        <text:list-item>
          <text:p text:style-name="P18">create a hashtag function to store data </text:p>
        </text:list-item>
        <text:list-item>
          <text:p text:style-name="P18">create a hashing function to store data </text:p>
        </text:list-item>
        <text:list-item>
          <text:p text:style-name="P18">write a constructor </text:p>
        </text:list-item>
        <text:list-item>
          <text:p text:style-name="P18">add hashvalue method </text:p>
        </text:list-item>
        <text:list-item>
          <text:p text:style-name="P18">create another array for keys </text:p>
        </text:list-item>
        <text:list-item>
          <text:p text:style-name="P18">make a constructor </text:p>
        </text:list-item>
      </text:list>
      <text:p text:style-name="P2"/>
      <text:p text:style-name="P2">Algorithm 8, dbscan, ks, Rating: _______ </text:p>
      <text:list xml:id="list174556758699695" text:continue-numbering="true" text:style-name="L8">
        <text:list-item>
          <text:p text:style-name="P18">add hashvalue method </text:p>
        </text:list-item>
        <text:list-item>
          <text:p text:style-name="P18">create another array for keys </text:p>
        </text:list-item>
        <text:list-item>
          <text:p text:style-name="P18">write a constructor </text:p>
        </text:list-item>
        <text:list-item>
          <text:p text:style-name="P18">create a hashing function to store data </text:p>
        </text:list-item>
        <text:list-item>
          <text:p text:style-name="P18">create a hashtag function to store data </text:p>
        </text:list-item>
        <text:list-item>
          <text:p text:style-name="P18">make a constructor </text:p>
        </text:list-item>
      </text:list>
      <text:p text:style-name="P2"/>
      <text:p text:style-name="P2">Algorithm 9, dbscan, wn, Rating: _______ </text:p>
      <text:list xml:id="list174557136187469" text:continue-numbering="true" text:style-name="L8">
        <text:list-item>
          <text:p text:style-name="P18">create a hashing function to store data </text:p>
        </text:list-item>
      </text:list>
      <text:p text:style-name="P2"/>
      <text:p text:style-name="P2">Algorithm 10, dbscan, cn, Rating: _______ </text:p>
      <text:list xml:id="list174556730030786" text:continue-numbering="true" text:style-name="L8">
        <text:list-item>
          <text:p text:style-name="P18">create a hashing function to store data </text:p>
        </text:list-item>
      </text:list>
      <text:p text:style-name="P2"/>
      <text:p text:style-name="P2">Algorithm 11, affprop, bow, Rating: _______ </text:p>
      <text:list xml:id="list174557387733240" text:continue-numbering="true" text:style-name="L8">
        <text:list-item>
          <text:p text:style-name="P18">create a hashing function to store data </text:p>
        </text:list-item>
        <text:list-item>
          <text:p text:style-name="P18"/>
        </text:list-item>
      </text:list>
      <text:p text:style-name="P2">Algorithm 12, affprop, bow-ngram, Rating: _______ </text:p>
      <text:list xml:id="list174557293466003" text:continue-numbering="true" text:style-name="L8">
        <text:list-item>
          <text:p text:style-name="P18">create a hashing function to store data </text:p>
        </text:list-item>
      </text:list>
      <text:p text:style-name="P2"/>
      <text:p text:style-name="P2">Algorithm 13, affprop, ks, Rating: _______ </text:p>
      <text:list xml:id="list174556578490444" text:continue-numbering="true" text:style-name="L8">
        <text:list-item>
          <text:p text:style-name="P18">create a hashing function to store data </text:p>
        </text:list-item>
      </text:list>
      <text:p text:style-name="P2"><text:s/></text:p>
      <text:p text:style-name="P2"/>
      <text:p text:style-name="P2">Algorithm 14, affprop, wn, Rating: _______ </text:p>
      <text:list xml:id="list174556056181143" text:continue-numbering="true" text:style-name="L8">
        <text:list-item>
          <text:p text:style-name="P18">create a hashing function to store data </text:p>
        </text:list-item>
        <text:list-item>
          <text:p text:style-name="P18">write a constructor </text:p>
        </text:list-item>
      </text:list>
      <text:p text:style-name="P2"/>
      <text:p text:style-name="P2"/>
      <text:p text:style-name="P2">Algorithm 15, affprop, cn, Rating: _______ </text:p>
      <text:list xml:id="list5008919091882358648" text:style-name="L9">
        <text:list-item>
          <text:p text:style-name="P20">add hashvalue method </text:p>
        </text:list-item>
        <text:list-item>
          <text:p text:style-name="P20">create a hashing function to store data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6:23:58.443351521</meta:creation-date>
    <dc:date>2014-11-11T17:45:55.914035736</dc:date>
    <meta:editing-duration>PT15M53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4" meta:paragraph-count="186" meta:word-count="1572" meta:character-count="8788" meta:non-whitespace-character-count="7357"/>
  </office:meta>
</office:document-meta>
</file>